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.2728in"/>
    </style:style>
    <style:style style:name="co6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138in"/>
    </style:style>
    <style:style style:name="co4" style:family="table-column">
      <style:table-column-properties fo:break-before="auto" style:column-width="1.5752in"/>
    </style:style>
    <style:style style:name="co7" style:family="table-column">
      <style:table-column-properties fo:break-before="auto" style:column-width="1.18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33ff99"/>
      <style:text-properties fo:color="#66ff99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66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ce1"/>
        <table:table-column table:style-name="co7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4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RefreshCharg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EquipBuffWithCharge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Initial dmg</text:p>
          </table:table-cell>
          <table:table-cell table:style-name="ce4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EquipBlockDamage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RefreshCard</text:p>
          </table:table-cell>
          <table:table-cell table:number-columns-repeated="4"/>
          <table:table-cell office:value-type="string" calcext:value-type="string">
            <text:p>Hea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quipmentDestroy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6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5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office:value-type="string" calcext:value-type="string">
            <text:p>Atk res</text:p>
          </table:table-cell>
          <table:table-cell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Intercept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aunch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4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Intercept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style-name="ce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4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PLAYER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office:value-type="string" calcext:value-type="string">
            <text:p>ZTCG_TARGETTYPE</text:p>
          </table:table-cell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5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27.4646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2" svg:width="1.1413in" svg:height="1.0122in" svg:x="2.75in" svg:y="27.6425in" draw:caption-point-x="-0.2402in" draw:caption-point-y="0.628in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onEffectStart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Update</text:p>
          </table:table-cell>
          <table:table-cell table:style-name="ce2"/>
          <table:table-cell table:number-columns-repeated="11"/>
        </table:table-row>
        <table:table-row table:style-name="ro1">
          <table:table-cell office:value-type="string" calcext:value-type="string">
            <text:p>onEffectFinish</text:p>
          </table:table-cell>
          <table:table-cell table:style-name="ce2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8">00/00/0000</text:date>, <text:time style:data-style-name="N2" text:time-value="18:17:36.3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5DT17H36M40S</meta:editing-duration>
    <meta:editing-cycles>49</meta:editing-cycles>
    <meta:generator>LibreOffice/7.2.1.2$Windows_X86_64 LibreOffice_project/87b77fad49947c1441b67c559c339af8f3517e22</meta:generator>
    <dc:date>2021-12-18T18:19:30.853000000</dc:date>
    <meta:document-statistic meta:table-count="3" meta:cell-count="349" meta:object-count="0"/>
    <meta:user-defined meta:name="Info 1"/>
    <meta:user-defined meta:name="Info 2"/>
    <meta:user-defined meta:name="Info 3"/>
    <meta:user-defined meta:name="Info 4"/>
  </office:meta>
</office:document-meta>
</file>